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" table:maximum-difference="100"/>
      </table:calculation-settings>
      <table:table table:name="Sheet1" table:style-name="ta1">
        <table:shapes>
          <draw:frame draw:z-index="0" draw:style-name="gr1" draw:text-style-name="P1" svg:width="4.8366in" svg:height="3.9201in" svg:x="3.0673in" svg:y="0in">
            <draw:object draw:notify-on-update-of-ranges="Sheet1.A2:Sheet1.A15 Sheet1.B2:Sheet1.B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7059in" svg:height="3.8933in" svg:x="3.2154in" svg:y="4.1421in">
            <draw:object draw:notify-on-update-of-ranges="Sheet1.A2:Sheet1.A15 Sheet1.C2:Sheet1.C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Temperature</text:p>
          </table:table-cell>
          <table:table-cell office:value-type="string">
            <text:p><text:s/>tn0</text:p>
          </table:table-cell>
          <table:table-cell office:value-type="string">
            <text:p><text:s/>k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000077593">
            <text:p>7.7593E-006</text:p>
          </table:table-cell>
          <table:table-cell office:value-type="float" office:value="17.2975">
            <text:p>17.297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0000888433">
            <text:p>8.88433E-006</text:p>
          </table:table-cell>
          <table:table-cell office:value-type="float" office:value="14.9974">
            <text:p>14.997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000103932">
            <text:p>1.03932E-005</text:p>
          </table:table-cell>
          <table:table-cell office:value-type="float" office:value="12.6724">
            <text:p>12.6724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000118798">
            <text:p>1.18798E-005</text:p>
          </table:table-cell>
          <table:table-cell office:value-type="float" office:value="10.6405">
            <text:p>10.64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000139143">
            <text:p>1.39143E-005</text:p>
          </table:table-cell>
          <table:table-cell office:value-type="float" office:value="8.65649">
            <text:p>8.6564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000159357">
            <text:p>1.59357E-005</text:p>
          </table:table-cell>
          <table:table-cell office:value-type="float" office:value="7.14321">
            <text:p>7.14321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000241512">
            <text:p>2.41512E-005</text:p>
          </table:table-cell>
          <table:table-cell office:value-type="float" office:value="4.12128">
            <text:p>4.12128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000268574">
            <text:p>2.68574E-005</text:p>
          </table:table-cell>
          <table:table-cell office:value-type="float" office:value="3.45289">
            <text:p>3.45289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000289804">
            <text:p>2.89804E-005</text:p>
          </table:table-cell>
          <table:table-cell office:value-type="float" office:value="3.00152">
            <text:p>3.0015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000309201">
            <text:p>3.09201E-005</text:p>
          </table:table-cell>
          <table:table-cell office:value-type="float" office:value="2.6176">
            <text:p>2.617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000317274">
            <text:p>3.17274E-005</text:p>
          </table:table-cell>
          <table:table-cell office:value-type="float" office:value="2.44198">
            <text:p>2.44198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000317426">
            <text:p>3.17426E-005</text:p>
          </table:table-cell>
          <table:table-cell office:value-type="float" office:value="2.35558">
            <text:p>2.3555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000311411">
            <text:p>3.11411E-005</text:p>
          </table:table-cell>
          <table:table-cell office:value-type="float" office:value="2.32684">
            <text:p>2.3268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000280341">
            <text:p>2.80341E-005</text:p>
          </table:table-cell>
          <table:table-cell office:value-type="float" office:value="2.55548">
            <text:p>2.55548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4:10:05</meta:creation-date>
    <dc:date>2015-04-04T14:14:29</dc:date>
    <meta:editing-duration>PT51S</meta:editing-duration>
    <meta:editing-cycles>2</meta:editing-cycles>
    <meta:generator>LibreOffice/4.0.4.2$MacOSX_x86 LibreOffice_project/9e9821abd0ffdbc09cd8c52eaa574fa09eb08f2</meta:generator>
    <meta:document-statistic meta:table-count="1" meta:cell-count="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86cm" svg:height="9.958cm" xlink:href=".." xlink:type="simple" chart:class="chart:scatter" chart:style-name="ch1">
        <chart:title svg:x="4.745cm" svg:y="0.334cm" chart:style-name="ch2">
          <text:p>tn0 VS Temp</text:p>
        </chart:title>
        <chart:subtitle svg:x="4.992cm" svg:y="1.322cm" chart:style-name="ch3">
          <text:p>Fe_1102_01</text:p>
        </chart:subtitle>
        <chart:plot-area chart:style-name="ch4" table:cell-range-address="Sheet1.A2:Sheet1.B15" svg:x="1.243cm" svg:y="2.399cm" svg:width="10.553cm" svg:height="6.392cm">
          <chartooo:coordinate-region svg:x="2.966cm" svg:y="2.589cm" svg:width="8.54cm" svg:height="5.573cm"/>
          <chart:axis chart:dimension="x" chart:name="primary-x" chart:style-name="ch5">
            <chart:title svg:x="6.116cm" svg:y="8.991cm" chart:style-name="ch6">
              <text:p>T (K)</text:p>
            </chart:title>
          </chart:axis>
          <chart:axis chart:dimension="y" chart:name="primary-y" chart:style-name="ch5">
            <chart:title svg:x="0.451cm" svg:y="5.875cm" chart:style-name="ch7">
              <text:p>tn0</text:p>
            </chart:title>
            <chart:grid chart:style-name="ch8" chart:class="major"/>
          </chart:axis>
          <chart:series chart:style-name="ch9" chart:values-cell-range-address="Sheet1.B2:Sheet1.B15" chart:class="chart:scatter">
            <chart:domain table:cell-range-address="Sheet1.A2:Sheet1.A15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3">
                <text:p>463</text:p>
                <draw:g>
                  <svg:desc>Sheet1.A2:Sheet1.A15</svg:desc>
                </draw:g>
              </table:table-cell>
              <table:table-cell office:value-type="float" office:value="0.0000077593">
                <text:p>0.0000077593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3">
                <text:p>453</text:p>
              </table:table-cell>
              <table:table-cell office:value-type="float" office:value="0.00000888433">
                <text:p>0.00000888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">
                <text:p>443</text:p>
              </table:table-cell>
              <table:table-cell office:value-type="float" office:value="0.0000103932">
                <text:p>0.0000103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3">
                <text:p>433</text:p>
              </table:table-cell>
              <table:table-cell office:value-type="float" office:value="0.0000118798">
                <text:p>0.0000118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">
                <text:p>418</text:p>
              </table:table-cell>
              <table:table-cell office:value-type="float" office:value="0.0000139143">
                <text:p>0.0000139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  <table:table-cell office:value-type="float" office:value="0.0000159357">
                <text:p>0.0000159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8">
                <text:p>388</text:p>
              </table:table-cell>
              <table:table-cell office:value-type="float" office:value="0.0000241512">
                <text:p>0.0000241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8">
                <text:p>378</text:p>
              </table:table-cell>
              <table:table-cell office:value-type="float" office:value="0.0000268574">
                <text:p>0.0000268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">
                <text:p>368</text:p>
              </table:table-cell>
              <table:table-cell office:value-type="float" office:value="0.0000289804">
                <text:p>0.0000289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">
                <text:p>353</text:p>
              </table:table-cell>
              <table:table-cell office:value-type="float" office:value="0.0000309201">
                <text:p>0.0000309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3">
                <text:p>343</text:p>
              </table:table-cell>
              <table:table-cell office:value-type="float" office:value="0.0000317274">
                <text:p>0.0000317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">
                <text:p>333</text:p>
              </table:table-cell>
              <table:table-cell office:value-type="float" office:value="0.0000317426">
                <text:p>0.0000317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3">
                <text:p>323</text:p>
              </table:table-cell>
              <table:table-cell office:value-type="float" office:value="0.0000311411">
                <text:p>0.0000311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9">
                <text:p>309</text:p>
              </table:table-cell>
              <table:table-cell office:value-type="float" office:value="0.0000280341">
                <text:p>0.0000280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54cm" svg:height="9.89cm" xlink:href=".." xlink:type="simple" chart:class="chart:scatter" chart:style-name="ch1">
        <chart:title svg:x="4.791cm" svg:y="0.332cm" chart:style-name="ch2">
          <text:p>k VS Temp</text:p>
        </chart:title>
        <chart:subtitle svg:x="4.826cm" svg:y="1.318cm" chart:style-name="ch3">
          <text:p>Fe_1102_01</text:p>
        </chart:subtitle>
        <chart:plot-area chart:style-name="ch4" table:cell-range-address="Sheet1.A2:Sheet1.A15 Sheet1.C2:Sheet1.C15" svg:x="1.237cm" svg:y="2.391cm" svg:width="10.239cm" svg:height="6.334cm">
          <chartooo:coordinate-region svg:x="1.889cm" svg:y="2.581cm" svg:width="9.296cm" svg:height="5.515cm"/>
          <chart:axis chart:dimension="x" chart:name="primary-x" chart:style-name="ch5">
            <chart:title svg:x="5.953cm" svg:y="8.923cm" chart:style-name="ch6">
              <text:p>T (K)</text:p>
            </chart:title>
          </chart:axis>
          <chart:axis chart:dimension="y" chart:name="primary-y" chart:style-name="ch5">
            <chart:title svg:x="0.451cm" svg:y="5.693cm" chart:style-name="ch7">
              <text:p>k</text:p>
            </chart:title>
            <chart:grid chart:style-name="ch8" chart:class="major"/>
          </chart:axis>
          <chart:series chart:style-name="ch9" chart:values-cell-range-address="Sheet1.C2:Sheet1.C15" chart:class="chart:scatter">
            <chart:domain table:cell-range-address="Sheet1.A2:Sheet1.A15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3">
                <text:p>463</text:p>
                <draw:g>
                  <svg:desc>Sheet1.A2:Sheet1.A15</svg:desc>
                </draw:g>
              </table:table-cell>
              <table:table-cell office:value-type="float" office:value="17.2975">
                <text:p>17.2975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3">
                <text:p>453</text:p>
              </table:table-cell>
              <table:table-cell office:value-type="float" office:value="14.9974">
                <text:p>14.9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">
                <text:p>443</text:p>
              </table:table-cell>
              <table:table-cell office:value-type="float" office:value="12.6724">
                <text:p>12.6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3">
                <text:p>433</text:p>
              </table:table-cell>
              <table:table-cell office:value-type="float" office:value="10.6405">
                <text:p>10.6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">
                <text:p>418</text:p>
              </table:table-cell>
              <table:table-cell office:value-type="float" office:value="8.65649">
                <text:p>8.6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  <table:table-cell office:value-type="float" office:value="7.14321">
                <text:p>7.14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8">
                <text:p>388</text:p>
              </table:table-cell>
              <table:table-cell office:value-type="float" office:value="4.12128">
                <text:p>4.12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8">
                <text:p>378</text:p>
              </table:table-cell>
              <table:table-cell office:value-type="float" office:value="3.45289">
                <text:p>3.45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">
                <text:p>368</text:p>
              </table:table-cell>
              <table:table-cell office:value-type="float" office:value="3.00152">
                <text:p>3.00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">
                <text:p>353</text:p>
              </table:table-cell>
              <table:table-cell office:value-type="float" office:value="2.6176">
                <text:p>2.6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3">
                <text:p>343</text:p>
              </table:table-cell>
              <table:table-cell office:value-type="float" office:value="2.44198">
                <text:p>2.441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">
                <text:p>333</text:p>
              </table:table-cell>
              <table:table-cell office:value-type="float" office:value="2.35558">
                <text:p>2.35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3">
                <text:p>323</text:p>
              </table:table-cell>
              <table:table-cell office:value-type="float" office:value="2.32684">
                <text:p>2.326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9">
                <text:p>309</text:p>
              </table:table-cell>
              <table:table-cell office:value-type="float" office:value="2.55548">
                <text:p>2.555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86cm" svg:height="9.958cm" xlink:href=".." xlink:type="simple" chart:class="chart:scatter" chart:style-name="ch1">
        <chart:title svg:x="4.745cm" svg:y="0.334cm" chart:style-name="ch2">
          <text:p>tn0 VS Temp</text:p>
        </chart:title>
        <chart:subtitle svg:x="4.992cm" svg:y="1.322cm" chart:style-name="ch3">
          <text:p>Fe_1102_01</text:p>
        </chart:subtitle>
        <chart:plot-area chart:style-name="ch4" table:cell-range-address="Sheet1.A2:Sheet1.B15" svg:x="1.243cm" svg:y="2.399cm" svg:width="10.553cm" svg:height="6.392cm">
          <chartooo:coordinate-region svg:x="2.966cm" svg:y="2.589cm" svg:width="8.54cm" svg:height="5.573cm"/>
          <chart:axis chart:dimension="x" chart:name="primary-x" chart:style-name="ch5">
            <chart:title svg:x="6.116cm" svg:y="8.991cm" chart:style-name="ch6">
              <text:p>T (K)</text:p>
            </chart:title>
          </chart:axis>
          <chart:axis chart:dimension="y" chart:name="primary-y" chart:style-name="ch5">
            <chart:title svg:x="0.451cm" svg:y="5.875cm" chart:style-name="ch7">
              <text:p>tn0</text:p>
            </chart:title>
            <chart:grid chart:style-name="ch8" chart:class="major"/>
          </chart:axis>
          <chart:series chart:style-name="ch9" chart:values-cell-range-address="Sheet1.B2:Sheet1.B15" chart:class="chart:scatter">
            <chart:domain table:cell-range-address="Sheet1.A2:Sheet1.A15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3">
                <text:p>463</text:p>
                <draw:g>
                  <svg:desc>Sheet1.A2:Sheet1.A15</svg:desc>
                </draw:g>
              </table:table-cell>
              <table:table-cell office:value-type="float" office:value="0.0000077593">
                <text:p>0.0000077593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3">
                <text:p>453</text:p>
              </table:table-cell>
              <table:table-cell office:value-type="float" office:value="0.00000888433">
                <text:p>0.00000888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">
                <text:p>443</text:p>
              </table:table-cell>
              <table:table-cell office:value-type="float" office:value="0.0000103932">
                <text:p>0.0000103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3">
                <text:p>433</text:p>
              </table:table-cell>
              <table:table-cell office:value-type="float" office:value="0.0000118798">
                <text:p>0.0000118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">
                <text:p>418</text:p>
              </table:table-cell>
              <table:table-cell office:value-type="float" office:value="0.0000139143">
                <text:p>0.0000139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  <table:table-cell office:value-type="float" office:value="0.0000159357">
                <text:p>0.0000159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8">
                <text:p>388</text:p>
              </table:table-cell>
              <table:table-cell office:value-type="float" office:value="0.0000241512">
                <text:p>0.0000241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8">
                <text:p>378</text:p>
              </table:table-cell>
              <table:table-cell office:value-type="float" office:value="0.0000268574">
                <text:p>0.0000268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">
                <text:p>368</text:p>
              </table:table-cell>
              <table:table-cell office:value-type="float" office:value="0.0000289804">
                <text:p>0.0000289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">
                <text:p>353</text:p>
              </table:table-cell>
              <table:table-cell office:value-type="float" office:value="0.0000309201">
                <text:p>0.0000309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3">
                <text:p>343</text:p>
              </table:table-cell>
              <table:table-cell office:value-type="float" office:value="0.0000317274">
                <text:p>0.0000317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">
                <text:p>333</text:p>
              </table:table-cell>
              <table:table-cell office:value-type="float" office:value="0.0000317426">
                <text:p>0.0000317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3">
                <text:p>323</text:p>
              </table:table-cell>
              <table:table-cell office:value-type="float" office:value="0.0000311411">
                <text:p>0.0000311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9">
                <text:p>309</text:p>
              </table:table-cell>
              <table:table-cell office:value-type="float" office:value="0.0000280341">
                <text:p>0.00002803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54cm" svg:height="9.89cm" xlink:href=".." xlink:type="simple" chart:class="chart:scatter" chart:style-name="ch1">
        <chart:title svg:x="4.791cm" svg:y="0.332cm" chart:style-name="ch2">
          <text:p>k VS Temp</text:p>
        </chart:title>
        <chart:subtitle svg:x="4.826cm" svg:y="1.318cm" chart:style-name="ch3">
          <text:p>Fe_1102_01</text:p>
        </chart:subtitle>
        <chart:plot-area chart:style-name="ch4" table:cell-range-address="Sheet1.A2:Sheet1.A15 Sheet1.C2:Sheet1.C15" svg:x="1.237cm" svg:y="2.391cm" svg:width="10.239cm" svg:height="6.334cm">
          <chartooo:coordinate-region svg:x="1.889cm" svg:y="2.581cm" svg:width="9.296cm" svg:height="5.515cm"/>
          <chart:axis chart:dimension="x" chart:name="primary-x" chart:style-name="ch5">
            <chart:title svg:x="5.953cm" svg:y="8.923cm" chart:style-name="ch6">
              <text:p>T (K)</text:p>
            </chart:title>
          </chart:axis>
          <chart:axis chart:dimension="y" chart:name="primary-y" chart:style-name="ch5">
            <chart:title svg:x="0.451cm" svg:y="5.693cm" chart:style-name="ch7">
              <text:p>k</text:p>
            </chart:title>
            <chart:grid chart:style-name="ch8" chart:class="major"/>
          </chart:axis>
          <chart:series chart:style-name="ch9" chart:values-cell-range-address="Sheet1.C2:Sheet1.C15" chart:class="chart:scatter">
            <chart:domain table:cell-range-address="Sheet1.A2:Sheet1.A15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3">
                <text:p>463</text:p>
                <draw:g>
                  <svg:desc>Sheet1.A2:Sheet1.A15</svg:desc>
                </draw:g>
              </table:table-cell>
              <table:table-cell office:value-type="float" office:value="17.2975">
                <text:p>17.2975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3">
                <text:p>453</text:p>
              </table:table-cell>
              <table:table-cell office:value-type="float" office:value="14.9974">
                <text:p>14.9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">
                <text:p>443</text:p>
              </table:table-cell>
              <table:table-cell office:value-type="float" office:value="12.6724">
                <text:p>12.6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3">
                <text:p>433</text:p>
              </table:table-cell>
              <table:table-cell office:value-type="float" office:value="10.6405">
                <text:p>10.6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">
                <text:p>418</text:p>
              </table:table-cell>
              <table:table-cell office:value-type="float" office:value="8.65649">
                <text:p>8.6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  <table:table-cell office:value-type="float" office:value="7.14321">
                <text:p>7.14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8">
                <text:p>388</text:p>
              </table:table-cell>
              <table:table-cell office:value-type="float" office:value="4.12128">
                <text:p>4.12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8">
                <text:p>378</text:p>
              </table:table-cell>
              <table:table-cell office:value-type="float" office:value="3.45289">
                <text:p>3.45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">
                <text:p>368</text:p>
              </table:table-cell>
              <table:table-cell office:value-type="float" office:value="3.00152">
                <text:p>3.00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">
                <text:p>353</text:p>
              </table:table-cell>
              <table:table-cell office:value-type="float" office:value="2.6176">
                <text:p>2.6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3">
                <text:p>343</text:p>
              </table:table-cell>
              <table:table-cell office:value-type="float" office:value="2.44198">
                <text:p>2.441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">
                <text:p>333</text:p>
              </table:table-cell>
              <table:table-cell office:value-type="float" office:value="2.35558">
                <text:p>2.35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3">
                <text:p>323</text:p>
              </table:table-cell>
              <table:table-cell office:value-type="float" office:value="2.32684">
                <text:p>2.326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9">
                <text:p>309</text:p>
              </table:table-cell>
              <table:table-cell office:value-type="float" office:value="2.55548">
                <text:p>2.555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